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536" officeooo:paragraph-rsid="0017c536"/>
    </style:style>
    <style:style style:name="P2" style:family="paragraph" style:parent-style-name="Standard">
      <style:text-properties officeooo:rsid="0019967e" officeooo:paragraph-rsid="0019967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9967e" officeooo:paragraph-rsid="001a3be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a3bed"/>
    </style:style>
    <style:style style:name="P5" style:family="paragraph" style:parent-style-name="Standard" style:list-style-name="L1" style:master-page-name="">
      <style:paragraph-properties style:page-number="auto">
        <style:tab-stops>
          <style:tab-stop style:position="-0.423cm"/>
        </style:tab-stops>
      </style:paragraph-properties>
      <style:text-properties officeooo:paragraph-rsid="0017c536"/>
    </style:style>
    <style:style style:name="P6" style:family="paragraph" style:parent-style-name="Standard" style:list-style-name="L1" style:master-page-name="">
      <style:paragraph-properties fo:margin-left="2.501cm" fo:margin-right="0cm" fo:text-indent="-0.6cm" style:auto-text-indent="false" style:page-number="auto">
        <style:tab-stops>
          <style:tab-stop style:position="-0.106cm"/>
        </style:tab-stops>
      </style:paragraph-properties>
      <style:text-properties officeooo:paragraph-rsid="0019967e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paragraph-rsid="001b598d"/>
    </style:style>
    <style:style style:name="P8" style:family="paragraph" style:parent-style-name="Standard">
      <style:paragraph-properties fo:margin-left="2.159cm" fo:margin-right="0cm" fo:text-indent="0cm" style:auto-text-indent="false"/>
    </style:style>
    <style:style style:name="P9" style:family="paragraph" style:parent-style-name="Standard">
      <style:paragraph-properties fo:margin-left="2.159cm" fo:margin-right="0cm" fo:text-indent="0cm" style:auto-text-indent="false"/>
      <style:text-properties officeooo:paragraph-rsid="001a3bed"/>
    </style:style>
    <style:style style:name="P10" style:family="paragraph" style:parent-style-name="Standard">
      <style:paragraph-properties fo:margin-left="2.159cm" fo:margin-right="0cm" fo:text-indent="0cm" style:auto-text-indent="false"/>
      <style:text-properties officeooo:rsid="0017c536" officeooo:paragraph-rsid="0019967e"/>
    </style:style>
    <style:style style:name="P11" style:family="paragraph" style:parent-style-name="Standard">
      <style:paragraph-properties fo:margin-left="2.159cm" fo:margin-right="0cm" fo:text-indent="0cm" style:auto-text-indent="false"/>
      <style:text-properties officeooo:rsid="0017c536" officeooo:paragraph-rsid="0017c536"/>
    </style:style>
    <style:style style:name="P12" style:family="paragraph" style:parent-style-name="Standard">
      <style:paragraph-properties fo:margin-left="2.159cm" fo:margin-right="0cm" fo:text-indent="0cm" style:auto-text-indent="false"/>
      <style:text-properties officeooo:paragraph-rsid="0019967e"/>
    </style:style>
    <style:style style:name="T1" style:family="text">
      <style:text-properties officeooo:rsid="0017c536"/>
    </style:style>
    <style:style style:name="T2" style:family="text">
      <style:text-properties officeooo:rsid="0019967e"/>
    </style:style>
    <style:style style:name="T3" style:family="text">
      <style:text-properties officeooo:rsid="001a3bed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officeooo:rsid="001b5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 de pastas de documentos</text:p>
      <text:p text:style-name="P1"/>
      <text:p text:style-name="P2"/>
      <text:p text:style-name="P2">Reposit<text:span text:style-name="T5">ó</text:span>rio:</text:p>
      <text:p text:style-name="P2"/>
      <text:list xml:id="list5540718958752346084" text:style-name="L1">
        <text:list-item>
          <text:p text:style-name="P6"><text:span text:style-name="T2">Administrativo</text:span></text:p>
        </text:list-item>
      </text:list>
      <text:p text:style-name="P7"><text:span text:style-name="T3"><text:tab/>Comercial - </text:span>Documentos relacionados à venda do projeto.</text:p>
      <text:p text:style-name="P7"><text:span text:style-name="T3"><text:tab/>Gerenciamento - Documentos relacionados a gestão do projeto que não são visíveis à equipe</text:span></text:p>
      <text:p text:style-name="P4"><text:span text:style-name="T2"><text:tab/><text:tab/><text:tab/>RH</text:span> - Documentos relacionados à gestão de talentos humanos do projeto.</text:p>
      <text:p text:style-name="P3"/>
      <text:p text:style-name="P3"/>
      <text:list xml:id="list91834155039760" text:continue-numbering="true" text:style-name="L1">
        <text:list-item>
          <text:p text:style-name="P5"><text:span text:style-name="T1">Nome do Projeto</text:span></text:p>
        </text:list-item>
      </text:list>
      <text:p text:style-name="P9"><text:span text:style-name="T1"><text:tab/>Atas <text:s/>- </text:span>Atas de reunião relativas ao projeto.</text:p>
      <text:p text:style-name="P10"><text:span text:style-name="T2"><text:tab/>Configuracao – Documentos relacionado a configuração do projeto</text:span></text:p>
      <text:p text:style-name="P10"><text:tab/>Desenvolvimento – <text:span text:style-name="T3">Documentos relacionado ao desenvolvimento de software</text:span></text:p>
      <text:p text:style-name="P11"><text:tab/><text:tab/>Release<text:span text:style-name="T2">N</text:span>otes</text:p>
      <text:p text:style-name="P10"><text:tab/><text:span text:style-name="T2">Emails – Emails relativos ao projeto e visíveis à equipe</text:span></text:p>
      <text:p text:style-name="P10"><text:tab/><text:span text:style-name="T2">Especificacao – Documentos relacionados as especificações do produto</text:span></text:p>
      <text:p text:style-name="P10"><text:tab/><text:tab/><text:span text:style-name="T3">Arquitetura</text:span></text:p>
      <text:p text:style-name="P10"><text:tab/><text:tab/><text:span text:style-name="T3">Prototipo</text:span></text:p>
      <text:p text:style-name="P10"><text:tab/><text:tab/><text:span text:style-name="T3">Requisitos</text:span></text:p>
      <text:p text:style-name="P10"><text:span text:style-name="T2"><text:tab/>Gerenciamento – Documentos relacionados a gestão do projeto que são visíveis à equipe</text:span></text:p>
      <text:p text:style-name="P8"><text:span text:style-name="T1"><text:tab/>Implantacao </text:span>- Documentos relacionados à implantação do produto.</text:p>
      <text:p text:style-name="P12"><text:span text:style-name="T2"><text:tab/>ValidacaoVerificacao </text:span>- Documentos relacionados à testes e revisão por pares de artefat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01:45.240031249</meta:creation-date>
    <dc:date>2016-07-14T09:18:32.773102156</dc:date>
    <meta:editing-duration>PT6M5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19" meta:character-count="894" meta:non-whitespace-character-count="769"/>
  </office:meta>
</office:document-meta>
</file>